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normal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rame_20_contents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P5" style:family="paragraph" style:parent-style-name="Frame_20_contents">
      <style:text-properties style:font-name="Loma" fo:font-size="11pt" fo:language="de" fo:country="DE" officeooo:paragraph-rsid="0037db9a" style:font-size-asian="11pt" style:language-asian="zh" style:country-asian="CN" style:font-size-complex="11pt" style:language-complex="hi" style:country-complex="IN"/>
    </style:style>
    <style:style style:name="P6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7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8" style:family="paragraph" style:parent-style-name="Frame_20_contents">
      <style:text-properties style:font-name="Loma" fo:font-size="11pt" style:font-size-asian="11pt" style:font-size-complex="11pt"/>
    </style:style>
    <style:style style:name="P9" style:family="paragraph" style:parent-style-name="Footer">
      <style:text-properties style:font-name="Noto Sans Light"/>
    </style:style>
    <style:style style:name="P10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2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3" style:family="paragraph" style:parent-style-name="Standard">
      <style:text-properties style:font-name="Loma1" fo:font-size="12pt" officeooo:rsid="001a0299" officeooo:paragraph-rsid="001a0299" style:font-size-asian="12pt" style:font-name-complex="Arial1" style:font-size-complex="12pt"/>
    </style:style>
    <style:style style:name="P14" style:family="paragraph" style:parent-style-name="Standard">
      <style:text-properties style:font-name="Loma1" fo:font-size="6pt" style:font-size-asian="6pt" style:font-size-complex="6pt"/>
    </style:style>
    <style:style style:name="P15" style:family="paragraph" style:parent-style-name="Standard">
      <style:paragraph-properties fo:text-align="end" style:justify-single-word="false"/>
      <style:text-properties style:font-name="Loma1"/>
    </style:style>
    <style:style style:name="P16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1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/>
    </style:style>
    <style:style style:name="P22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3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4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8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color="#000000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underline-style="none"/>
    </style:style>
    <style:style style:name="T19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0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1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c9211e" loext:opacity="100%" style:font-name="L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officeooo:rsid="0036b3d0"/>
    </style:style>
    <style:style style:name="T30" style:family="text">
      <style:text-properties fo:language="de" fo:country="DE" style:language-asian="zh" style:country-asian="CN" style:language-complex="hi" style:country-complex="IN"/>
    </style:style>
    <style:style style:name="T31" style:family="text">
      <style:text-properties fo:language="de" fo:country="DE" officeooo:rsid="0036b3d0" style:language-asian="zh" style:country-asian="CN" style:language-complex="hi" style:country-complex="IN"/>
    </style:style>
    <style:style style:name="T32" style:family="text">
      <style:text-properties style:font-name="Loma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0" loext:marker-style-name="T3"><draw:custom-shape text:anchor-type="char" draw:z-index="0" draw:name="Textrahmen 1" draw:style-name="gr2" draw:text-style-name="P31" svg:width="4.917cm" svg:height="1.061cm" svg:x="1.15cm" svg:y="0.138cm"><text:p text:style-name="P1" loext:marker-style-name="T17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7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1" svg:width="10.32cm" svg:height="3.282cm" svg:x="6.161cm" svg:y="0.056cm"><text:p text:style-name="P7" loext:marker-style-name="T18"><text:span text:style-name="T15">{antragsteller.vorname} {antragsteller.nachname}</text:span><text:span text:style-name="T15"/></text:p><text:p text:style-name="P7" loext:marker-style-name="T18"><text:span text:style-name="T15">{antragsteller.straße}</text:span><text:span text:style-name="T15"/></text:p><text:p text:style-name="P7" loext:marker-style-name="T18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4"/>
      <text:p text:style-name="P12" loext:marker-style-name="T4"/>
      <text:p text:style-name="P12" loext:marker-style-name="T4"/>
      <text:p text:style-name="P13" loext:marker-style-name="T4"/>
      <text:section text:style-name="Sect1" text:name="TextSection">
        <text:p text:style-name="Standard" loext:marker-style-name="T2"><text:span text:style-name="T19">{antragsteller.vorname}</text:span><text:span text:style-name="T5"> </text:span><text:span text:style-name="T19">{antragsteller.nachname}</text:span><text:span text:style-name="T5"> - </text:span><text:span text:style-name="T19">{antragsteller.straße} - {antragsteller.plz} {antragsteller.ort}</text:span></text:p>
        <text:p text:style-name="P14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10" loext:marker-style-name="T3"/>
        <text:p text:style-name="P22" loext:marker-style-name="T2"><text:span text:style-name="T21">{antragsteller.email}</text:span><text:span text:style-name="T21"/></text:p>
        <text:p text:style-name="P22" loext:marker-style-name="T2"><text:span text:style-name="T21">{antragsteller.telefonnummer}</text:span><text:span text:style-name="T21"/></text:p>
        <text:p text:style-name="P15" loext:marker-style-name="T2"/>
        <text:p text:style-name="P23" loext:marker-style-name="T20"/>
        <text:p text:style-name="P16" loext:marker-style-name="T7"/>
      </text:section>
      <text:section text:style-name="Sect2" text:name="Bereich1">
        <text:p text:style-name="P22" loext:marker-style-name="T2"><text:span text:style-name="T7">{datum}</text:span><text:span text:style-name="T7"/></text:p>
        <text:p text:style-name="P17" loext:marker-style-name="T7"/>
        <text:p text:style-name="P24" loext:marker-style-name="T2"><text:span text:style-name="T11">Antrag auf Erteilung von Abschriften einer Bewilligung</text:span><text:span text:style-name="T11"/></text:p>
        <text:p text:style-name="P20" loext:marker-style-name="T2"/>
        <text:p text:style-name="P24" loext:marker-style-name="T2"><text:span text:style-name="T9">Ich beantrage eine Abschrift der folgenden Bewilligung:</text:span><text:span text:style-name="T9"/></text:p>
        <text:p text:style-name="P20" loext:marker-style-name="T2"/>
        <text:p text:style-name="P29" loext:marker-style-name="T23"><text:span text:style-name="T23">Betroffenes Grundstück:</text:span><text:span text:style-name="T23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5" loext:marker-style-name="T2"><text:span text:style-name="T25">Gemarkung:</text:span><text:span text:style-name="T25"/></text:p>
            </table:table-cell>
            <table:table-cell table:style-name="Tabelle1.A1" office:value-type="string">
              <text:p text:style-name="P25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5">Blattnummer:</text:span><text:span text:style-name="T25"/></text:p>
            </table:table-cell>
            <table:table-cell table:style-name="Tabelle1.A1" office:value-type="string">
              <text:p text:style-name="P25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5">Anschrift:</text:span><text:span text:style-name="T25"/></text:p>
            </table:table-cell>
            <table:table-cell table:style-name="Tabelle1.A1" office:value-type="string">
              <text:p text:style-name="P25" loext:marker-style-name="T2"><text:span text:style-name="T10">{grundstueck.straße}</text:span><text:span text:style-name="T10"/></text:p>
              <text:p text:style-name="P25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5">Flur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7" loext:marker-style-name="T2"><text:span text:style-name="T25">Flurstück:</text:span><text:span text:style-name="T25"/></text:p>
            </table:table-cell>
            <table:table-cell table:style-name="Tabelle1.A1" office:value-type="string">
              <text:p text:style-name="P27" loext:marker-style-name="T2"><text:span text:style-name="T10">{grundstueck.flurstück}</text:span><text:span text:style-name="T10"/></text:p>
            </table:table-cell>
          </table:table-row>
        </table:table>
        <text:p text:style-name="P30" loext:marker-style-name="T24"/>
        <text:p text:style-name="P29" loext:marker-style-name="T24"><text:span text:style-name="T24">Angaben zur Bewilligung:</text:span><text:span text:style-name="T24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5" loext:marker-style-name="T2"><text:span text:style-name="T25">Bezeichnung:</text:span><text:span text:style-name="T25"/></text:p>
            </table:table-cell>
            <table:table-cell table:style-name="Tabelle2.A1" office:value-type="string">
              <text:p text:style-name="P25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5" loext:marker-style-name="T2"><text:span text:style-name="T25">Abteilung:</text:span><text:span text:style-name="T25"/></text:p>
            </table:table-cell>
            <table:table-cell table:style-name="Tabelle2.A1" office:value-type="string">
              <text:p text:style-name="P25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5" loext:marker-style-name="T2"><text:span text:style-name="T25">Laufende Nummer:</text:span><text:span text:style-name="T25"/></text:p>
            </table:table-cell>
            <table:table-cell table:style-name="Tabelle2.A1" office:value-type="string">
              <text:p text:style-name="P25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5" loext:marker-style-name="T2"><text:span text:style-name="T25">Datum der Bewilligung:</text:span><text:span text:style-name="T25"/></text:p>
            </table:table-cell>
            <table:table-cell table:style-name="Tabelle2.A1" office:value-type="string">
              <text:p text:style-name="P25" loext:marker-style-name="T2"><text:span text:style-name="T10">{bewilligung._datum}</text:span><text:span text:style-name="T10"/></text:p>
            </table:table-cell>
          </table:table-row>
        </table:table>
        <text:p text:style-name="P21" loext:marker-style-name="T2"/>
        <text:p text:style-name="P28" loext:marker-style-name="T2"><text:span text:style-name="T24">Berechtigtes Interesse: </text:span><text:span text:style-name="T22">{berechtigtesInteresse.interesse}</text:span></text:p>
        <text:p text:style-name="P8"><text:span text:style-name="T30">{</text:span><text:span text:style-name="T31">#</text:span><text:span text:style-name="T30">berechtigtesInteresse.bemerkung}</text:span></text:p>
        <text:p text:style-name="P5">{berechtigtesInteresse.bemerkung}</text:p>
        <text:p text:style-name="P4">{/}</text:p>
        <text:p text:style-name="Standard"><text:span text:style-name="T32">{#farbe == farbig}Bitte senden Sie mir die Bewilligung, sofern möglich, als </text:span><text:span text:style-name="T28">farbige</text:span><text:span text:style-name="T32"> Kopien.{/}{#farbe == schwarz/weiß}Bitte senden Sie mir die Bewilligung als schwarz/weiß Kopien.{/}</text:span></text:p>
        <text:p text:style-name="P18" loext:marker-style-name="T8"/>
        <text:p text:style-name="P29" loext:marker-style-name="T26"><text:span text:style-name="T9">Mit freundlichen Grüßen</text:span><text:span text:style-name="T9"/></text:p>
        <text:p text:style-name="P19" loext:marker-style-name="T9"/>
        <text:p text:style-name="P29" loext:marker-style-name="T26"><text:span text:style-name="T9">_______________________</text:span><text:span text:style-name="T9"/></text:p>
        <text:p text:style-name="P29" loext:marker-style-name="T26"><text:soft-page-break/><text:span text:style-name="T21">{antragsteller.vorname}</text:span><text:span text:style-name="T9"> </text:span><text:span text:style-name="T21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2T01:06:17.177798546</dc:date>
    <meta:editing-cycles>257</meta:editing-cycles>
    <meta:editing-duration>PT21H40M17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103" meta:character-count="1341" meta:non-whitespace-character-count="1281"/>
    <meta:user-defined meta:name="AppVersion">15.0000</meta:user-defined>
  </office:meta>
</office:document-meta>
</file>